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8000002087BAD8C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608cm" draw:z-index="0"><draw:image xlink:href="Pictures/1000000000000398000002087BAD8C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14:01.704089127</meta:creation-date>
    <dc:date>2017-03-04T13:27:02.242067223</dc:date>
    <meta:editing-duration>PT57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